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oIntegerConverter.EnumToInteger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oIntegerConverter.convert( Enum &lt; ?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